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9c3f" officeooo:paragraph-rsid="00029c3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allo </text:p>
      <text:p text:style-name="Standard"/>
      <text:p text:style-name="Standard">jetzt test ich halt mal ein Word file</text:p>
      <text:p text:style-name="Standard"/>
      <text:p text:style-name="P1">und habe was dazugeschrieben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5m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0S</meta:editing-duration>
    <meta:editing-cycles>4</meta:editing-cycles>
    <meta:generator>LibreOffice/5.3.1.2$Linux_X86_64 LibreOffice_project/30m0$Build-2</meta:generator>
    <dc:date>2017-09-25T20:08:23.694214647</dc:date>
    <meta:document-statistic meta:table-count="0" meta:image-count="0" meta:object-count="0" meta:page-count="1" meta:paragraph-count="3" meta:word-count="13" meta:character-count="71" meta:non-whitespace-character-count="60"/>
    <meta:user-defined meta:name="Info 1"/>
    <meta:user-defined meta:name="Info 2"/>
    <meta:user-defined meta:name="Info 3"/>
    <meta:user-defined meta:name="Info 4"/>
  </office:meta>
</office:document-meta>
</file>